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  <style:text-properties fo:font-size="10pt" style:font-size-asian="10pt" style:font-size-complex="10pt"/>
    </style:style>
    <style:style style:name="P2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</style:style>
    <style:style style:name="P3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4" style:family="paragraph" style:parent-style-name="Standard" style:list-style-name="LS1">
      <style:paragraph-properties fo:margin-top="0cm" fo:margin-bottom="0cm" fo:line-height="115%" fo:break-before="auto" fo:break-after="auto" style:writing-mode="lr-tb"/>
    </style:style>
    <style:style style:name="P5" style:family="paragraph" style:parent-style-name="Standard" style:list-style-name="LS2">
      <style:paragraph-properties fo:margin-top="0cm" fo:margin-bottom="0cm" fo:line-height="115%" fo:break-before="auto" fo:break-after="auto" style:writing-mode="lr-tb"/>
    </style:style>
    <style:style style:name="P6" style:family="paragraph" style:parent-style-name="Standard" style:list-style-name="LS3">
      <style:paragraph-properties fo:margin-top="0cm" fo:margin-bottom="0cm" fo:line-height="115%" fo:break-before="auto" fo:break-after="auto" style:writing-mode="lr-tb"/>
    </style:style>
    <style:style style:name="P7" style:family="paragraph" style:parent-style-name="Standard" style:list-style-name="LS4">
      <style:paragraph-properties fo:margin-top="0cm" fo:margin-bottom="0cm" fo:line-height="115%" fo:break-before="auto" fo:break-after="auto" style:writing-mode="lr-tb"/>
    </style:style>
    <style:style style:name="P8" style:family="paragraph" style:parent-style-name="Standard" style:list-style-name="LS5">
      <style:paragraph-properties fo:margin-top="0cm" fo:margin-bottom="0cm" fo:line-height="115%" fo:break-before="auto" fo:break-after="auto" style:writing-mode="lr-tb"/>
    </style:style>
    <style:style style:name="P9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line-height="115%" fo:break-before="auto" fo:break-after="auto" style:writing-mode="lr-tb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G</text:span><text:span text:style-name="T1">2</text:span><text:span text:style-name="T1">D</text:span></text:p>
      <text:p text:style-name="P2"><text:span text:style-name="T2">Image</text:span><text:span text:style-name="T2"> </text:span><text:span text:style-name="T2">creation</text:span></text:p>
      <text:list xml:id="list40632360" text:style-name="LS1"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(</text:span><text:span text:style-name="T3">format</text:span><text:span text:style-name="T3">,</text:span><text:span text:style-name="T3">width</text:span><text:span text:style-name="T3">,</text:span><text:span text:style-name="T3">height</text:span><text:span text:style-name="T3">) -&gt; </text:span><text:span text:style-name="T3">imag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ub</text:span><text:span text:style-name="T3">_</text:span><text:span text:style-name="T3">image</text:span><text:span text:style-name="T3">(</text:span><text:span text:style-name="T3">image</text:span><text:span text:style-name="T3">,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imag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image</text:span><text:span text:style-name="T3">_</text:span><text:span text:style-name="T3">from</text:span><text:span text:style-name="T3">_</text:span><text:span text:style-name="T3">png</text:span><text:span text:style-name="T3">(</text:span><text:span text:style-name="T3">filename</text:span><text:span text:style-name="T3">) -&gt; </text:span><text:span text:style-name="T3">imag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png</text:span><text:span text:style-name="T3">_</text:span><text:span text:style-name="T3">from</text:span><text:span text:style-name="T3">_</text:span><text:span text:style-name="T3">image</text:span><text:span text:style-name="T3">(</text:span><text:span text:style-name="T3">image</text:span><text:span text:style-name="T3">, </text:span><text:span text:style-name="T3">filename</text:span><text:span text:style-name="T3">)</text:span></text:p>
        </text:list-item>
      </text:list>
      <text:p text:style-name="P2"><text:span text:style-name="T2">Context</text:span><text:span text:style-name="T2"> </text:span><text:span text:style-name="T2">creation</text:span></text:p>
      <text:list xml:id="list4" text:style-name="LS1"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context</text:span><text:span text:style-name="T3">(</text:span><text:span text:style-name="T3">image</text:span><text:span text:style-name="T3">) -&gt; </text:span><text:span text:style-name="T3">context</text:span></text:p>
        </text:list-item>
      </text:list>
      <text:p text:style-name="P2"><text:span text:style-name="T2">Matrix</text:span><text:span text:style-name="T2"> </text:span><text:span text:style-name="T2">creation</text:span></text:p>
      <text:list xml:id="list5" text:style-name="LS1"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matrix</text:span><text:span text:style-name="T3">([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]) -&gt; </text:span><text:span text:style-name="T3">matrix</text:span></text:p>
        </text:list-item>
      </text:list>
      <text:p text:style-name="P2"><text:span text:style-name="T2">Source</text:span><text:span text:style-name="T2"> </text:span><text:span text:style-name="T2">creation</text:span></text:p>
      <text:list xml:id="list6" text:style-name="LS1"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color</text:span><text:span text:style-name="T3">(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 -&gt; </text:span><text:span text:style-name="T3">sourc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linear</text:span><text:span text:style-name="T3">_</text:span><text:span text:style-name="T3">gradient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sourc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radial</text:span><text:span text:style-name="T3">_</text:span><text:span text:style-name="T3">gradient</text:span><text:span text:style-name="T3">(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) -&gt; </text:span><text:span text:style-name="T3">sourc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mesh</text:span><text:span text:style-name="T3">_</text:span><text:span text:style-name="T3">gradient</text:span><text:span text:style-name="T3">() -&gt; </text:span><text:span text:style-name="T3">source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create</text:span><text:span text:style-name="T3">_</text:span><text:span text:style-name="T3">source</text:span><text:span text:style-name="T3">_</text:span><text:span text:style-name="T3">image</text:span><text:span text:style-name="T3">(</text:span><text:span text:style-name="T3">image</text:span><text:span text:style-name="T3">) -&gt; </text:span><text:span text:style-name="T3">source</text:span></text:p>
        </text:list-item>
      </text:list>
      <text:p text:style-name="P9">Utilities</text:p>
      <text:list xml:id="list11" text:style-name="LS1">
        <text:list-item>
          <text:p text:style-name="P4"><text:span text:style-name="T3">g</text:span><text:span text:style-name="T3">2</text:span><text:span text:style-name="T3">d</text:span><text:span text:style-name="T3">.</text:span><text:span text:style-name="T3">image</text:span><text:span text:style-name="T3">_</text:span><text:span text:style-name="T3">convolution</text:span><text:span text:style-name="T3">(</text:span><text:span text:style-name="T3">image</text:span><text:span text:style-name="T3">, </text:span><text:span text:style-name="T3">convolution</text:span><text:span text:style-name="T3">_</text:span><text:span text:style-name="T3">filter</text:span><text:span text:style-name="T3">)</text:span></text:p>
        </text:list-item>
        <text:list-item>
          <text:p text:style-name="P4"><text:span text:style-name="T3">g</text:span><text:span text:style-name="T3">2</text:span><text:span text:style-name="T3">d</text:span><text:span text:style-name="T3">.</text:span><text:span text:style-name="T3">text</text:span><text:span text:style-name="T3">_</text:span><text:span text:style-name="T3">extents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 -&gt; </text:span><text:span text:style-name="T3">width</text:span><text:span text:style-name="T3">, </text:span><text:span text:style-name="T3">height</text:span><text:span text:style-name="T3">, </text:span><text:span text:style-name="T3">ascent</text:span><text:span text:style-name="T3">, </text:span><text:span text:style-name="T3">descent</text:span><text:span text:style-name="T3">, </text:span><text:span text:style-name="T3">internal</text:span><text:span text:style-name="T3">_</text:span><text:span text:style-name="T3">leading</text:span><text:span text:style-name="T3">, </text:span><text:span text:style-name="T3">external</text:span><text:span text:style-name="T3">_</text:span><text:span text:style-name="T3">leading</text:span></text:p>
        </text:list-item>
      </text:list>
      <text:p text:style-name="P1"/>
      <text:p text:style-name="P10">IMAGE</text:p>
      <text:p text:style-name="P2"><text:span text:style-name="T2">Header</text:span><text:span text:style-name="T2"> </text:span><text:span text:style-name="T2">data</text:span></text:p>
      <text:list xml:id="list40619796" text:style-name="LS2">
        <text:list-item>
          <text:p text:style-name="P5"><text:span text:style-name="T3">image</text:span><text:span text:style-name="T3">:</text:span><text:span text:style-name="T3">get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5"><text:span text:style-name="T3">image</text:span><text:span text:style-name="T3">:</text:span><text:span text:style-name="T3">get</text:span><text:span text:style-name="T3">_</text:span><text:span text:style-name="T3">height</text:span><text:span text:style-name="T3">() -&gt; </text:span><text:span text:style-name="T3">height</text:span></text:p>
        </text:list-item>
        <text:list-item>
          <text:p text:style-name="P5"><text:span text:style-name="T3">image</text:span><text:span text:style-name="T3">:</text:span><text:span text:style-name="T3">get</text:span><text:span text:style-name="T3">_</text:span><text:span text:style-name="T3">format</text:span><text:span text:style-name="T3">() -&gt; </text:span><text:span text:style-name="T3">format</text:span></text:p>
        </text:list-item>
      </text:list>
      <text:p text:style-name="P2"><text:span text:style-name="T2">Pixel</text:span><text:span text:style-name="T2"> </text:span><text:span text:style-name="T2">data</text:span></text:p>
      <text:list xml:id="list16" text:style-name="LS2">
        <text:list-item>
          <text:p text:style-name="P5"><text:span text:style-name="T3">image</text:span><text:span text:style-name="T3">:</text:span><text:span text:style-name="T3">g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) -&gt; </text:span><text:span text:style-name="T3">pixels</text:span></text:p>
        </text:list-item>
        <text:list-item>
          <text:p text:style-name="P5"><text:span text:style-name="T3">image</text:span><text:span text:style-name="T3">:</text:span><text:span text:style-name="T3">set</text:span><text:span text:style-name="T3">_</text:span><text:span text:style-name="T3">data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pixels</text:span><text:span text:style-name="T3">)</text:span></text:p>
        </text:list-item>
      </text:list>
      <text:p text:style-name="P1"/>
      <text:p text:style-name="P10">MATRIX</text:p>
      <text:p text:style-name="P9">Data</text:p>
      <text:list xml:id="list40618860" text:style-name="LS3">
        <text:list-item>
          <text:p text:style-name="P6"><text:span text:style-name="T3">matrix</text:span><text:span text:style-name="T3">:</text:span><text:span text:style-name="T3">get</text:span><text:span text:style-name="T3">_</text:span><text:span text:style-name="T3">data</text:span><text:span text:style-name="T3">() -&gt; 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</text:span></text:p>
        </text:list-item>
        <text:list-item>
          <text:p text:style-name="P6"><text:span text:style-name="T3">matrix</text:span><text:span text:style-name="T3">:</text:span><text:span text:style-name="T3">set</text:span><text:span text:style-name="T3">_</text:span><text:span text:style-name="T3">data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</text:list>
      <text:p text:style-name="P9">Manipulation</text:p>
      <text:list xml:id="list20" text:style-name="LS3">
        <text:list-item>
          <text:p text:style-name="P6"><text:span text:style-name="T3">matrix</text:span><text:span text:style-name="T3">:</text:span><text:span text:style-name="T3">identify</text:span><text:span text:style-name="T3">()</text:span></text:p>
        </text:list-item>
        <text:list-item>
          <text:p text:style-name="P6"><text:span text:style-name="T3">matrix</text:span><text:span text:style-name="T3">:</text:span><text:span text:style-name="T3">invert</text:span><text:span text:style-name="T3">()</text:span></text:p>
        </text:list-item>
        <text:list-item>
          <text:p text:style-name="P6"><text:span text:style-name="T3">matrix</text:span><text:span text:style-name="T3">:</text:span><text:span text:style-name="T3">multiply</text:span><text:span text:style-name="T3">(</text:span><text:span text:style-name="T3">xx</text:span><text:span text:style-name="T3">, </text:span><text:span text:style-name="T3">yx</text:span><text:span text:style-name="T3">, </text:span><text:span text:style-name="T3">xy</text:span><text:span text:style-name="T3">, </text:span><text:span text:style-name="T3">yy</text:span><text:span text:style-name="T3">, </text:span><text:span text:style-name="T3">x</text:span><text:span text:style-name="T3">0, </text:span><text:span text:style-name="T3">y</text:span><text:span text:style-name="T3">0)</text:span></text:p>
        </text:list-item>
        <text:list-item>
          <text:p text:style-name="P6"><text:span text:style-name="T3">matrix</text:span><text:span text:style-name="T3">:</text:span><text:span text:style-name="T3">translat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6"><text:span text:style-name="T3">matrix</text:span><text:span text:style-name="T3">:</text:span><text:span text:style-name="T3">scale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6"><text:span text:style-name="T3">matrix</text:span><text:span text:style-name="T3">:</text:span><text:span text:style-name="T3">rotate</text:span><text:span text:style-name="T3">(</text:span><text:span text:style-name="T3">angle</text:span><text:span text:style-name="T3">)</text:span></text:p>
        </text:list-item>
        <text:list-item>
          <text:p text:style-name="P6"><text:span text:style-name="T3">matrix</text:span><text:span text:style-name="T3">:</text:span><text:span text:style-name="T3">shear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</text:list>
      <text:p text:style-name="P9">Usage</text:p>
      <text:list xml:id="list27" text:style-name="LS3">
        <text:list-item>
          <text:p text:style-name="P6"><text:span text:style-name="T3">matrix</text:span><text:span text:style-name="T3">:</text:span><text:span text:style-name="T3">transform</text:span><text:span text:style-name="T3">(</text:span><text:span text:style-name="T3">x</text:span><text:span text:style-name="T3">, </text:span><text:span text:style-name="T3">y</text:span><text:span text:style-name="T3">) -&gt; </text:span><text:span text:style-name="T3">x</text:span><text:span text:style-name="T3">, </text:span><text:span text:style-name="T3">y</text:span></text:p>
        </text:list-item>
      </text:list>
      <text:p text:style-name="P1"/>
      <text:p text:style-name="P10">SOURCE</text:p>
      <text:p text:style-name="P2"><text:span text:style-name="T2">Add</text:span><text:span text:style-name="T2"> </text:span><text:span text:style-name="T2">data</text:span></text:p>
      <text:list xml:id="list40623695" text:style-name="LS4">
        <text:list-item>
          <text:p text:style-name="P7"><text:span text:style-name="T3">source</text:span><text:span text:style-name="T3">:</text:span><text:span text:style-name="T3">add</text:span><text:span text:style-name="T3">_</text:span><text:span text:style-name="T3">color</text:span><text:span text:style-name="T3">(</text:span><text:span text:style-name="T3">pct</text:span><text:span text:style-name="T3">, </text:span><text:span text:style-name="T3">r</text:span><text:span text:style-name="T3">, </text:span><text:span text:style-name="T3">g</text:span><text:span text:style-name="T3">, </text:span><text:span text:style-name="T3">b</text:span><text:span text:style-name="T3">[, </text:span><text:span text:style-name="T3">a</text:span><text:span text:style-name="T3">])</text:span></text:p>
        </text:list-item>
        <text:list-item>
          <text:p text:style-name="P7"><text:span text:style-name="T3">source</text:span><text:span text:style-name="T3">:</text:span><text:span text:style-name="T3">add</text:span><text:span text:style-name="T3">_</text:span><text:span text:style-name="T3">mesh</text:span><text:span text:style-name="T3">(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[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])</text:span></text:p>
        </text:list-item>
      </text:list>
      <text:p text:style-name="P2"><text:span text:style-name="T2">Get</text:span><text:span text:style-name="T2"> </text:span><text:span text:style-name="T2">data</text:span></text:p>
      <text:list xml:id="list30" text:style-name="LS4"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color</text:span><text:span text:style-name="T3">([</text:span><text:span text:style-name="T3">index</text:span><text:span text:style-name="T3">]) -&gt; [</text:span><text:span text:style-name="T3">pct</text:span><text:span text:style-name="T3">, ]</text:span><text:span text:style-name="T3">r</text:span><text:span text:style-name="T3">, </text:span><text:span text:style-name="T3">g</text:span><text:span text:style-name="T3">, </text:span><text:span text:style-name="T3">b</text:span><text:span text:style-name="T3">, </text:span><text:span text:style-name="T3">a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points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7"><text:soft-page-break/><text:span text:style-name="T3">source</text:span><text:span text:style-name="T3">:</text:span><text:span text:style-name="T3">get</text:span><text:span text:style-name="T3">_</text:span><text:span text:style-name="T3">circles</text:span><text:span text:style-name="T3">() -&gt; </text:span><text:span text:style-name="T3">cx</text:span><text:span text:style-name="T3">0, </text:span><text:span text:style-name="T3">cy</text:span><text:span text:style-name="T3">0, </text:span><text:span text:style-name="T3">r</text:span><text:span text:style-name="T3">0, </text:span><text:span text:style-name="T3">cx</text:span><text:span text:style-name="T3">1, </text:span><text:span text:style-name="T3">cy</text:span><text:span text:style-name="T3">1, </text:span><text:span text:style-name="T3">r</text:span><text:span text:style-name="T3">1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mesh</text:span><text:span text:style-name="T3">(</text:span><text:span text:style-name="T3">index</text:span><text:span text:style-name="T3">) -&gt; </text:span><text:span text:style-name="T3">x</text:span><text:span text:style-name="T3">0, </text:span><text:span text:style-name="T3">y</text:span><text:span text:style-name="T3">0, </text:span><text:span text:style-name="T3">r</text:span><text:span text:style-name="T3">0, </text:span><text:span text:style-name="T3">g</text:span><text:span text:style-name="T3">0, </text:span><text:span text:style-name="T3">b</text:span><text:span text:style-name="T3">0, </text:span><text:span text:style-name="T3">a</text:span><text:span text:style-name="T3">0, </text:span><text:span text:style-name="T3">x</text:span><text:span text:style-name="T3">1, </text:span><text:span text:style-name="T3">y</text:span><text:span text:style-name="T3">1, </text:span><text:span text:style-name="T3">r</text:span><text:span text:style-name="T3">1, </text:span><text:span text:style-name="T3">g</text:span><text:span text:style-name="T3">1, </text:span><text:span text:style-name="T3">b</text:span><text:span text:style-name="T3">1, </text:span><text:span text:style-name="T3">a</text:span><text:span text:style-name="T3">1, </text:span><text:span text:style-name="T3">x</text:span><text:span text:style-name="T3">2, </text:span><text:span text:style-name="T3">y</text:span><text:span text:style-name="T3">2, </text:span><text:span text:style-name="T3">r</text:span><text:span text:style-name="T3">2, </text:span><text:span text:style-name="T3">g</text:span><text:span text:style-name="T3">2, </text:span><text:span text:style-name="T3">b</text:span><text:span text:style-name="T3">2, </text:span><text:span text:style-name="T3">a</text:span><text:span text:style-name="T3">2, </text:span><text:span text:style-name="T3">x</text:span><text:span text:style-name="T3">3, </text:span><text:span text:style-name="T3">y</text:span><text:span text:style-name="T3">3, </text:span><text:span text:style-name="T3">r</text:span><text:span text:style-name="T3">3, </text:span><text:span text:style-name="T3">g</text:span><text:span text:style-name="T3">3, </text:span><text:span text:style-name="T3">b</text:span><text:span text:style-name="T3">3, </text:span><text:span text:style-name="T3">a</text:span><text:span text:style-name="T3">3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image</text:span><text:span text:style-name="T3">() -&gt; </text:span><text:span text:style-name="T3">image</text:span></text:p>
        </text:list-item>
      </text:list>
      <text:p text:style-name="P9">Properties</text:p>
      <text:list xml:id="list35" text:style-name="LS4"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extender</text:span><text:span text:style-name="T3">() -&gt; </text:span><text:span text:style-name="T3">extender</text:span></text:p>
        </text:list-item>
        <text:list-item>
          <text:p text:style-name="P7"><text:span text:style-name="T3">source</text:span><text:span text:style-name="T3">:</text:span><text:span text:style-name="T3">set</text:span><text:span text:style-name="T3">_</text:span><text:span text:style-name="T3">extender</text:span><text:span text:style-name="T3">(</text:span><text:span text:style-name="T3">extender</text:span><text:span text:style-name="T3">)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filter</text:span><text:span text:style-name="T3">() -&gt; </text:span><text:span text:style-name="T3">filter</text:span></text:p>
        </text:list-item>
        <text:list-item>
          <text:p text:style-name="P7"><text:span text:style-name="T3">source</text:span><text:span text:style-name="T3">:</text:span><text:span text:style-name="T3">set</text:span><text:span text:style-name="T3">_</text:span><text:span text:style-name="T3">filter</text:span><text:span text:style-name="T3">(</text:span><text:span text:style-name="T3">filter</text:span><text:span text:style-name="T3">)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7"><text:span text:style-name="T3">source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  <text:list-item>
          <text:p text:style-name="P7"><text:span text:style-name="T3">source</text:span><text:span text:style-name="T3">:</text:span><text:span text:style-name="T3">get</text:span><text:span text:style-name="T3">_</text:span><text:span text:style-name="T3">type</text:span><text:span text:style-name="T3">() -&gt; </text:span><text:span text:style-name="T3">source</text:span><text:span text:style-name="T3">_</text:span><text:span text:style-name="T3">type</text:span></text:p>
        </text:list-item>
      </text:list>
      <text:p text:style-name="P1"/>
      <text:p text:style-name="P10">CONTEXT</text:p>
      <text:p text:style-name="P9">State</text:p>
      <text:list xml:id="list40633429" text:style-name="LS5">
        <text:list-item>
          <text:p text:style-name="P8"><text:span text:style-name="T3">context</text:span><text:span text:style-name="T3">:</text:span><text:span text:style-name="T3">push</text:span><text:span text:style-name="T3">_</text:span><text:span text:style-name="T3">state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pop</text:span><text:span text:style-name="T3">_</text:span><text:span text:style-name="T3">state</text:span><text:span text:style-name="T3">()</text:span></text:p>
        </text:list-item>
      </text:list>
      <text:p text:style-name="P9">Transformation</text:p>
      <text:list xml:id="list44" text:style-name="LS5"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matrix</text:span><text:span text:style-name="T3">() -&gt; </text:span><text:span text:style-name="T3">matrix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matrix</text:span><text:span text:style-name="T3">(</text:span><text:span text:style-name="T3">matrix</text:span><text:span text:style-name="T3">)</text:span></text:p>
        </text:list-item>
      </text:list>
      <text:p text:style-name="P2"><text:span text:style-name="T2">Raster source</text:span></text:p>
      <text:list xml:id="list46" text:style-name="LS5"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source</text:span><text:span text:style-name="T3">() -&gt; </text:span><text:span text:style-name="T3">source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source</text:span><text:span text:style-name="T3">(</text:span><text:span text:style-name="T3">source</text:span><text:span text:style-name="T3">)</text:span></text:p>
        </text:list-item>
      </text:list>
      <text:p text:style-name="P2"><text:span text:style-name="T2">Render</text:span><text:span text:style-name="T2"> </text:span><text:span text:style-name="T2">properties</text:span></text:p>
      <text:list xml:id="list48" text:style-name="LS5"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antialiasing</text:span><text:span text:style-name="T3">() -&gt; </text:span><text:span text:style-name="T3">antialiasing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antialiasing</text:span><text:span text:style-name="T3">(</text:span><text:span text:style-name="T3">antialiasing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fill</text:span><text:span text:style-name="T3">_</text:span><text:span text:style-name="T3">rule</text:span><text:span text:style-name="T3">() -&gt; </text:span><text:span text:style-name="T3">fill</text:span><text:span text:style-name="T3">_</text:span><text:span text:style-name="T3">rule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fill</text:span><text:span text:style-name="T3">_</text:span><text:span text:style-name="T3">rule</text:span><text:span text:style-name="T3">(</text:span><text:span text:style-name="T3">fill</text:span><text:span text:style-name="T3">_</text:span><text:span text:style-name="T3">rule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composition</text:span><text:span text:style-name="T3">() -&gt; </text:span><text:span text:style-name="T3">composition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composition</text:span><text:span text:style-name="T3">(</text:span><text:span text:style-name="T3">composition</text:span><text:span text:style-name="T3">)</text:span></text:p>
        </text:list-item>
      </text:list>
      <text:p text:style-name="P2"><text:span text:style-name="T2">Stroke</text:span><text:span text:style-name="T2"> </text:span><text:span text:style-name="T2">properties</text:span></text:p>
      <text:list xml:id="list54" text:style-name="LS5"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dash</text:span><text:span text:style-name="T3">() -&gt; </text:span><text:span text:style-name="T3">offset</text:span><text:span text:style-name="T3">, </text:span><text:span text:style-name="T3">dashes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dash</text:span><text:span text:style-name="T3">(</text:span><text:span text:style-name="T3">offset</text:span><text:span text:style-name="T3">, </text:span><text:span text:style-name="T3">dashes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cap</text:span><text:span text:style-name="T3">() -&gt; </text:span><text:span text:style-name="T3">line</text:span><text:span text:style-name="T3">_</text:span><text:span text:style-name="T3">cap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cap</text:span><text:span text:style-name="T3">(</text:span><text:span text:style-name="T3">line</text:span><text:span text:style-name="T3">_</text:span><text:span text:style-name="T3">cap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join</text:span><text:span text:style-name="T3">() -&gt; </text:span><text:span text:style-name="T3">line</text:span><text:span text:style-name="T3">_</text:span><text:span text:style-name="T3">join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join</text:span><text:span text:style-name="T3">(</text:span><text:span text:style-name="T3">line</text:span><text:span text:style-name="T3">_</text:span><text:span text:style-name="T3">join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miter</text:span><text:span text:style-name="T3">_</text:span><text:span text:style-name="T3">limit</text:span><text:span text:style-name="T3">() -&gt; </text:span><text:span text:style-name="T3">miter</text:span><text:span text:style-name="T3">_</text:span><text:span text:style-name="T3">limit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miter</text:span><text:span text:style-name="T3">_</text:span><text:span text:style-name="T3">limit</text:span><text:span text:style-name="T3">(</text:span><text:span text:style-name="T3">miter</text:span><text:span text:style-name="T3">_</text:span><text:span text:style-name="T3">limit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get</text:span><text:span text:style-name="T3">_</text:span><text:span text:style-name="T3">line</text:span><text:span text:style-name="T3">_</text:span><text:span text:style-name="T3">width</text:span><text:span text:style-name="T3">() -&gt; </text:span><text:span text:style-name="T3">width</text:span></text:p>
        </text:list-item>
        <text:list-item>
          <text:p text:style-name="P8"><text:span text:style-name="T3">context</text:span><text:span text:style-name="T3">:</text:span><text:span text:style-name="T3">set</text:span><text:span text:style-name="T3">_</text:span><text:span text:style-name="T3">line</text:span><text:span text:style-name="T3">_</text:span><text:span text:style-name="T3">width</text:span><text:span text:style-name="T3">(</text:span><text:span text:style-name="T3">width</text:span><text:span text:style-name="T3">)</text:span></text:p>
        </text:list-item>
      </text:list>
      <text:p text:style-name="P9">Clipping</text:p>
      <text:list xml:id="list64" text:style-name="LS5">
        <text:list-item>
          <text:p text:style-name="P8"><text:span text:style-name="T3">context</text:span><text:span text:style-name="T3">:</text:span><text:span text:style-name="T3">clip</text:span><text:span text:style-name="T3">_</text:span><text:span text:style-name="T3">from</text:span><text:span text:style-name="T3">_</text:span><text:span text:style-name="T3">path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clip</text:span><text:span text:style-name="T3">_</text:span><text:span text:style-name="T3">clear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clip</text:span><text:span text:style-name="T3">_</text:span><text:span text:style-name="T3">get</text:span><text:span text:style-name="T3">_</text:span><text:span text:style-name="T3">rectangles</text:span><text:span text:style-name="T3">() -&gt; </text:span><text:span text:style-name="T3">rectangles</text:span></text:p>
        </text:list-item>
      </text:list>
      <text:p text:style-name="P2"><text:span text:style-name="T2">Path</text:span><text:span text:style-name="T2"> </text:span><text:span text:style-name="T2">definition</text:span></text:p>
      <text:list xml:id="list67" text:style-name="LS5"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mov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line</text:span><text:span text:style-name="T3">_</text:span><text:span text:style-name="T3">to</text:span><text:span text:style-name="T3">(</text:span><text:span text:style-name="T3">x</text:span><text:span text:style-name="T3">, </text:span><text:span text:style-name="T3">y</text:span><text:span text:style-name="T3">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curve</text:span><text:span text:style-name="T3">_</text:span><text:span text:style-name="T3">to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, </text:span><text:span text:style-name="T3">x</text:span><text:span text:style-name="T3">2, </text:span><text:span text:style-name="T3">y</text:span><text:span text:style-name="T3">2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rectangle</text:span><text:span text:style-name="T3">(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2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arc</text:span><text:span text:style-name="T3">(</text:span><text:span text:style-name="T3">cx</text:span><text:span text:style-name="T3">, </text:span><text:span text:style-name="T3">cy</text:span><text:span text:style-name="T3">, </text:span><text:span text:style-name="T3">r</text:span><text:span text:style-name="T3">, </text:span><text:span text:style-name="T3">angle</text:span><text:span text:style-name="T3">0, </text:span><text:span text:style-name="T3">angle</text:span><text:span text:style-name="T3">1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add</text:span><text:span text:style-name="T3">_</text:span><text:span text:style-name="T3">text</text:span><text:span text:style-name="T3">(</text:span><text:span text:style-name="T3">text</text:span><text:span text:style-name="T3">, </text:span><text:span text:style-name="T3">face</text:span><text:span text:style-name="T3">, </text:span><text:span text:style-name="T3">size</text:span><text:span text:style-name="T3">[, </text:span><text:span text:style-name="T3">bold</text:span><text:span text:style-name="T3">, </text:span><text:span text:style-name="T3">italic</text:span><text:span text:style-name="T3">, </text:span><text:span text:style-name="T3">underline</text:span><text:span text:style-name="T3">, </text:span><text:span text:style-name="T3">strikeout</text:span><text:span text:style-name="T3">]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close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clear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transform</text:span><text:span text:style-name="T3">(</text:span><text:span text:style-name="T3">filter</text:span><text:span text:style-name="T3">_</text:span><text:span text:style-name="T3">function</text:span><text:span text:style-name="T3">[, </text:span><text:span text:style-name="T3">flatten</text:span><text:span text:style-name="T3">])</text:span></text:p>
        </text:list-item>
      </text:list>
      <text:p text:style-name="P9">Drawing</text:p>
      <text:list xml:id="list76" text:style-name="LS5">
        <text:list-item>
          <text:p text:style-name="P8"><text:soft-page-break/><text:span text:style-name="T3">context</text:span><text:span text:style-name="T3">:</text:span><text:span text:style-name="T3">path</text:span><text:span text:style-name="T3">_</text:span><text:span text:style-name="T3">fill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stroke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paint</text:span><text:span text:style-name="T3">()</text:span></text:p>
        </text:list-item>
        <text:list-item>
          <text:p text:style-name="P8"><text:span text:style-name="T3">context</text:span><text:span text:style-name="T3">:</text:span><text:span text:style-name="T3">masked</text:span><text:span text:style-name="T3">_</text:span><text:span text:style-name="T3">paint</text:span><text:span text:style-name="T3">(</text:span><text:span text:style-name="T3">source</text:span><text:span text:style-name="T3">)</text:span></text:p>
        </text:list-item>
      </text:list>
      <text:p text:style-name="P9">Bounding</text:p>
      <text:list xml:id="list80" text:style-name="LS5">
        <text:list-item>
          <text:p text:style-name="P8"><text:span text:style-name="T3">context</text:span><text:span text:style-name="T3">:</text:span><text:span text:style-name="T3">clip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0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bounding</text:span><text:span text:style-name="T3">() -&gt; </text:span><text:span text:style-name="T3">x</text:span><text:span text:style-name="T3">0, </text:span><text:span text:style-name="T3">y</text:span><text:span text:style-name="T3">0, </text:span><text:span text:style-name="T3">x</text:span><text:span text:style-name="T3">1, </text:span><text:span text:style-name="T3">y</text:span><text:span text:style-name="T3">1</text:span></text:p>
        </text:list-item>
      </text:list>
      <text:p text:style-name="P2"><text:span text:style-name="T2">Point</text:span><text:span text:style-name="T2"> </text:span><text:span text:style-name="T2">test</text:span></text:p>
      <text:list xml:id="list84" text:style-name="LS5">
        <text:list-item>
          <text:p text:style-name="P8"><text:span text:style-name="T3">context</text:span><text:span text:style-name="T3">:</text:span><text:span text:style-name="T3">clip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fill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  <text:list-item>
          <text:p text:style-name="P8"><text:span text:style-name="T3">context</text:span><text:span text:style-name="T3">:</text:span><text:span text:style-name="T3">path</text:span><text:span text:style-name="T3">_</text:span><text:span text:style-name="T3">stroke</text:span><text:span text:style-name="T3">_</text:span><text:span text:style-name="T3">contains</text:span><text:span text:style-name="T3">(</text:span><text:span text:style-name="T3">x</text:span><text:span text:style-name="T3">, </text:span><text:span text:style-name="T3">y</text:span><text:span text:style-name="T3">) -&gt; </text:span><text:span text:style-name="T3">bool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1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1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1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1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1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1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1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1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2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2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2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2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2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3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3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3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3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3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3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3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3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4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4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4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4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4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bullet text:level="1" text:style-name="List5Level0" text:bullet-char="●">
        <style:list-level-properties text:space-before="0.635cm" text:min-label-width="0.635cm"/>
        <style:text-properties style:font-name="Arial"/>
      </text:list-level-style-bullet>
      <text:list-level-style-bullet text:level="2" text:style-name="List5Level1" text:bullet-char="○">
        <style:list-level-properties text:space-before="1.905cm" text:min-label-width="0.635cm"/>
        <style:text-properties style:font-name="Arial"/>
      </text:list-level-style-bullet>
      <text:list-level-style-bullet text:level="3" text:style-name="List5Level2" text:bullet-char="■">
        <style:list-level-properties text:min-label-width="3.81cm" text:min-label-distance="0.318cm" fo:text-align="end"/>
        <style:text-properties style:font-name="Arial"/>
      </text:list-level-style-bullet>
      <text:list-level-style-bullet text:level="4" text:style-name="List5Level3" text:bullet-char="●">
        <style:list-level-properties text:space-before="4.445cm" text:min-label-width="0.635cm"/>
        <style:text-properties style:font-name="Arial"/>
      </text:list-level-style-bullet>
      <text:list-level-style-bullet text:level="5" text:style-name="List5Level4" text:bullet-char="○">
        <style:list-level-properties text:space-before="5.715cm" text:min-label-width="0.635cm"/>
        <style:text-properties style:font-name="Arial"/>
      </text:list-level-style-bullet>
      <text:list-level-style-bullet text:level="6" text:style-name="List5Level5" text:bullet-char="■">
        <style:list-level-properties text:min-label-width="7.62cm" text:min-label-distance="0.318cm" fo:text-align="end"/>
        <style:text-properties style:font-name="Arial"/>
      </text:list-level-style-bullet>
      <text:list-level-style-bullet text:level="7" text:style-name="List5Level6" text:bullet-char="●">
        <style:list-level-properties text:space-before="8.255cm" text:min-label-width="0.635cm"/>
        <style:text-properties style:font-name="Arial"/>
      </text:list-level-style-bullet>
      <text:list-level-style-bullet text:level="8" text:style-name="List5Level7" text:bullet-char="○">
        <style:list-level-properties text:space-before="9.525cm" text:min-label-width="0.635cm"/>
        <style:text-properties style:font-name="Arial"/>
      </text:list-level-style-bullet>
      <text:list-level-style-bullet text:level="9" text:style-name="List5Level8" text:bullet-char="■">
        <style:list-level-properties text:min-label-width="11.43cm" text:min-label-distance="0.318cm" fo:text-align="end"/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meta:initial-creator/>
    <dc:creator>Christoph Spanknebel</dc:creator>
    <meta:editing-cycles>2</meta:editing-cycles>
    <meta:document-statistic meta:table-count="0" meta:image-count="0" meta:object-count="0" meta:page-count="3" meta:paragraph-count="115" meta:word-count="463" meta:character-count="3668"/>
    <dc:date>2013-03-15T20:50:10.67</dc:date>
    <meta:editing-duration>PT1M47S</meta:editing-duration>
  </office:meta>
</office:document-meta>
</file>